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pressure angl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teeth</text:p>
          </table:table-cell>
          <table:table-cell table:style-name="ce1" office:value-type="string" calcext:value-type="string">
            <text:p>profile shift</text:p>
          </table:table-cell>
          <table:table-cell table:style-name="ce1" office:value-type="string" calcext:value-type="string">
            <text:p>root spacing</text:p>
          </table:table-cell>
          <table:table-cell table:style-name="ce1" office:value-type="string" calcext:value-type="string">
            <text:p>tip di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693" calcext:value-type="float">
            <text:p>0.693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71" calcext:value-type="float">
            <text:p>0.71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726" calcext:value-type="float">
            <text:p>0.726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58" calcext:value-type="float">
            <text:p>0.75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52" calcext:value-type="float">
            <text:p>0.75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745" calcext:value-type="float">
            <text:p>0.74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717" calcext:value-type="float">
            <text:p>0.717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696" calcext:value-type="float">
            <text:p>0.69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689" calcext:value-type="float">
            <text:p>0.689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109" calcext:value-type="float">
            <text:p>1.109</text:p>
          </table:table-cell>
          <table:table-cell office:value-type="float" office:value="8.64" calcext:value-type="float">
            <text:p>8.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136" calcext:value-type="float">
            <text:p>1.136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162" calcext:value-type="float">
            <text:p>1.162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213" calcext:value-type="float">
            <text:p>1.213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208" calcext:value-type="float">
            <text:p>1.208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203" calcext:value-type="float">
            <text:p>1.203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195" calcext:value-type="float">
            <text:p>1.195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192" calcext:value-type="float">
            <text:p>1.192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186" calcext:value-type="float">
            <text:p>1.186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181" calcext:value-type="float">
            <text:p>1.181</text:p>
          </table:table-cell>
          <table:table-cell office:value-type="float" office:value="33.6" calcext:value-type="float">
            <text:p>33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.167</text:p>
          </table:table-cell>
          <table:table-cell office:value-type="float" office:value="41.6" calcext:value-type="float">
            <text:p>41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158" calcext:value-type="float">
            <text:p>1.158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153" calcext:value-type="float">
            <text:p>1.153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147" calcext:value-type="float">
            <text:p>1.147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139" calcext:value-type="float">
            <text:p>1.139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136" calcext:value-type="float">
            <text:p>1.136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113" calcext:value-type="float">
            <text:p>1.11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102" calcext:value-type="float">
            <text:p>1.102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387" calcext:value-type="float">
            <text:p>1.387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42" calcext:value-type="float">
            <text:p>1.42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453" calcext:value-type="float">
            <text:p>1.453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504" calcext:value-type="float">
            <text:p>1.50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93" calcext:value-type="float">
            <text:p>1.49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483" calcext:value-type="float">
            <text:p>1.48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476" calcext:value-type="float">
            <text:p>1.47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462" calcext:value-type="float">
            <text:p>1.46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458" calcext:value-type="float">
            <text:p>1.458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448" calcext:value-type="float">
            <text:p>1.448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441" calcext:value-type="float">
            <text:p>1.44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434" calcext:value-type="float">
            <text:p>1.434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423" calcext:value-type="float">
            <text:p>1.42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406" calcext:value-type="float">
            <text:p>1.40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391" calcext:value-type="float">
            <text:p>1.39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377" calcext:value-type="float">
            <text:p>1.37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.08" calcext:value-type="float">
            <text:p>2.08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13" calcext:value-type="float">
            <text:p>2.13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179" calcext:value-type="float">
            <text:p>2.179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274" calcext:value-type="float">
            <text:p>2.27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265" calcext:value-type="float">
            <text:p>2.26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255" calcext:value-type="float">
            <text:p>2.25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235" calcext:value-type="float">
            <text:p>2.23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224" calcext:value-type="float">
            <text:p>2.22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214" calcext:value-type="float">
            <text:p>2.21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193" calcext:value-type="float">
            <text:p>2.19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188" calcext:value-type="float">
            <text:p>2.18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172" calcext:value-type="float">
            <text:p>2.17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161" calcext:value-type="float">
            <text:p>2.16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151" calcext:value-type="float">
            <text:p>2.15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135" calcext:value-type="float">
            <text:p>2.135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129" calcext:value-type="float">
            <text:p>2.129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108" calcext:value-type="float">
            <text:p>2.10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087" calcext:value-type="float">
            <text:p>2.087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066" calcext:value-type="float">
            <text:p>2.066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.773" calcext:value-type="float">
            <text:p>2.773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84" calcext:value-type="float">
            <text:p>2.84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905" calcext:value-type="float">
            <text:p>2.905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033" calcext:value-type="float">
            <text:p>3.03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007" calcext:value-type="float">
            <text:p>3.00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987" calcext:value-type="float">
            <text:p>2.98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66" calcext:value-type="float">
            <text:p>2.96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952" calcext:value-type="float">
            <text:p>2.952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924" calcext:value-type="float">
            <text:p>2.9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917" calcext:value-type="float">
            <text:p>2.917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896" calcext:value-type="float">
            <text:p>2.896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882" calcext:value-type="float">
            <text:p>2.882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867" calcext:value-type="float">
            <text:p>2.867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846" calcext:value-type="float">
            <text:p>2.846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839" calcext:value-type="float">
            <text:p>2.839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811" calcext:value-type="float">
            <text:p>2.811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783" calcext:value-type="float">
            <text:p>2.78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755" calcext:value-type="float">
            <text:p>2.755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.467" calcext:value-type="float">
            <text:p>3.467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.55" calcext:value-type="float">
            <text:p>3.55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3.631" calcext:value-type="float">
            <text:p>3.63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791" calcext:value-type="float">
            <text:p>3.79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775" calcext:value-type="float">
            <text:p>3.775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759" calcext:value-type="float">
            <text:p>3.75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733" calcext:value-type="float">
            <text:p>3.73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725" calcext:value-type="float">
            <text:p>3.725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707" calcext:value-type="float">
            <text:p>3.70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655" calcext:value-type="float">
            <text:p>3.655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646" calcext:value-type="float">
            <text:p>3.646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.602" calcext:value-type="float">
            <text:p>3.602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.584" calcext:value-type="float">
            <text:p>3.584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558" calcext:value-type="float">
            <text:p>3.55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549" calcext:value-type="float">
            <text:p>3.549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514" calcext:value-type="float">
            <text:p>3.514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478" calcext:value-type="float">
            <text:p>3.478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443" calcext:value-type="float">
            <text:p>3.443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4.16" calcext:value-type="float">
            <text:p>4.16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4.26" calcext:value-type="float">
            <text:p>4.26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.358" calcext:value-type="float">
            <text:p>4.358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.549" calcext:value-type="float">
            <text:p>4.54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53" calcext:value-type="float">
            <text:p>4.53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511" calcext:value-type="float">
            <text:p>4.51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.449" calcext:value-type="float">
            <text:p>4.449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.428" calcext:value-type="float">
            <text:p>4.428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.386" calcext:value-type="float">
            <text:p>4.38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375" calcext:value-type="float">
            <text:p>4.375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.343" calcext:value-type="float">
            <text:p>4.343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322" calcext:value-type="float">
            <text:p>4.322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301" calcext:value-type="float">
            <text:p>4.301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.269" calcext:value-type="float">
            <text:p>4.269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259" calcext:value-type="float">
            <text:p>4.259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.217" calcext:value-type="float">
            <text:p>4.217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.174" calcext:value-type="float">
            <text:p>4.17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.132" calcext:value-type="float">
            <text:p>4.132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636" calcext:value-type="float">
            <text:p>0.636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656" calcext:value-type="float">
            <text:p>0.656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677" calcext:value-type="float">
            <text:p>0.677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16" calcext:value-type="float">
            <text:p>0.71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06" calcext:value-type="float">
            <text:p>0.70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96" calcext:value-type="float">
            <text:p>0.69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.67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64" calcext:value-type="float">
            <text:p>0.66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53" calcext:value-type="float">
            <text:p>0.65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31" calcext:value-type="float">
            <text:p>0.63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99" calcext:value-type="float">
            <text:p>0.59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589" calcext:value-type="float">
            <text:p>0.58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503" calcext:value-type="float">
            <text:p>0.50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017" calcext:value-type="float">
            <text:p>1.017</text:p>
          </table:table-cell>
          <table:table-cell office:value-type="float" office:value="8.64" calcext:value-type="float">
            <text:p>8.6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05" calcext:value-type="float">
            <text:p>1.05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082" calcext:value-type="float">
            <text:p>1.082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146" calcext:value-type="float">
            <text:p>1.146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113" calcext:value-type="float">
            <text:p>1.113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079" calcext:value-type="float">
            <text:p>1.079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062" calcext:value-type="float">
            <text:p>1.062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045" calcext:value-type="float">
            <text:p>1.045</text:p>
          </table:table-cell>
          <table:table-cell office:value-type="float" office:value="33.6" calcext:value-type="float">
            <text:p>33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002" calcext:value-type="float">
            <text:p>1.002</text:p>
          </table:table-cell>
          <table:table-cell office:value-type="float" office:value="41.6" calcext:value-type="float">
            <text:p>41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976" calcext:value-type="float">
            <text:p>0.976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959" calcext:value-type="float">
            <text:p>0.959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942" calcext:value-type="float">
            <text:p>0.942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916" calcext:value-type="float">
            <text:p>0.916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804" calcext:value-type="float">
            <text:p>0.804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272" calcext:value-type="float">
            <text:p>1.272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313" calcext:value-type="float">
            <text:p>1.313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353" calcext:value-type="float">
            <text:p>1.353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33" calcext:value-type="float">
            <text:p>1.43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412" calcext:value-type="float">
            <text:p>1.41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391" calcext:value-type="float">
            <text:p>1.39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359" calcext:value-type="float">
            <text:p>1.35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349" calcext:value-type="float">
            <text:p>1.34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327" calcext:value-type="float">
            <text:p>1.32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306" calcext:value-type="float">
            <text:p>1.30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263" calcext:value-type="float">
            <text:p>1.26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252" calcext:value-type="float">
            <text:p>1.25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199" calcext:value-type="float">
            <text:p>1.199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177" calcext:value-type="float">
            <text:p>1.17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145" calcext:value-type="float">
            <text:p>1.14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134" calcext:value-type="float">
            <text:p>1.134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091" calcext:value-type="float">
            <text:p>1.09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048" calcext:value-type="float">
            <text:p>1.0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.00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908" calcext:value-type="float">
            <text:p>1.908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969" calcext:value-type="float">
            <text:p>1.969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03" calcext:value-type="float">
            <text:p>2.03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149" calcext:value-type="float">
            <text:p>2.14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118" calcext:value-type="float">
            <text:p>2.11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87" calcext:value-type="float">
            <text:p>2.08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039" calcext:value-type="float">
            <text:p>2.039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023" calcext:value-type="float">
            <text:p>2.023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991" calcext:value-type="float">
            <text:p>1.991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959" calcext:value-type="float">
            <text:p>1.95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894" calcext:value-type="float">
            <text:p>1.89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878" calcext:value-type="float">
            <text:p>1.87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798" calcext:value-type="float">
            <text:p>1.79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766" calcext:value-type="float">
            <text:p>1.76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717" calcext:value-type="float">
            <text:p>1.717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701" calcext:value-type="float">
            <text:p>1.701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637" calcext:value-type="float">
            <text:p>1.637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572" calcext:value-type="float">
            <text:p>1.572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508" calcext:value-type="float">
            <text:p>1.508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.543" calcext:value-type="float">
            <text:p>2.543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626" calcext:value-type="float">
            <text:p>2.626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706" calcext:value-type="float">
            <text:p>2.706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866" calcext:value-type="float">
            <text:p>2.86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824" calcext:value-type="float">
            <text:p>2.82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782" calcext:value-type="float">
            <text:p>2.78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718" calcext:value-type="float">
            <text:p>2.718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97" calcext:value-type="float">
            <text:p>2.69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654" calcext:value-type="float">
            <text:p>2.654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612" calcext:value-type="float">
            <text:p>2.612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526" calcext:value-type="float">
            <text:p>2.52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504" calcext:value-type="float">
            <text:p>2.504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397" calcext:value-type="float">
            <text:p>2.397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354" calcext:value-type="float">
            <text:p>2.354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268" calcext:value-type="float">
            <text:p>2.268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183" calcext:value-type="float">
            <text:p>2.183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097" calcext:value-type="float">
            <text:p>2.09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011" calcext:value-type="float">
            <text:p>2.011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.179" calcext:value-type="float">
            <text:p>3.17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.282" calcext:value-type="float">
            <text:p>3.282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3.383" calcext:value-type="float">
            <text:p>3.38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582" calcext:value-type="float">
            <text:p>3.58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478" calcext:value-type="float">
            <text:p>3.47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398" calcext:value-type="float">
            <text:p>3.398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371" calcext:value-type="float">
            <text:p>3.37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318" calcext:value-type="float">
            <text:p>3.318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264" calcext:value-type="float">
            <text:p>3.26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157" calcext:value-type="float">
            <text:p>3.157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131" calcext:value-type="float">
            <text:p>3.131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996" calcext:value-type="float">
            <text:p>2.996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943" calcext:value-type="float">
            <text:p>2.943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862" calcext:value-type="float">
            <text:p>2.8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836" calcext:value-type="float">
            <text:p>2.836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728" calcext:value-type="float">
            <text:p>2.728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621" calcext:value-type="float">
            <text:p>2.621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513" calcext:value-type="float">
            <text:p>2.513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.815" calcext:value-type="float">
            <text:p>3.815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.938" calcext:value-type="float">
            <text:p>3.938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.059" calcext:value-type="float">
            <text:p>4.059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.298" calcext:value-type="float">
            <text:p>4.298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236" calcext:value-type="float">
            <text:p>4.23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173" calcext:value-type="float">
            <text:p>4.17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078" calcext:value-type="float">
            <text:p>4.07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.046" calcext:value-type="float">
            <text:p>4.046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982" calcext:value-type="float">
            <text:p>3.982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917" calcext:value-type="float">
            <text:p>3.917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789" calcext:value-type="float">
            <text:p>3.78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757" calcext:value-type="float">
            <text:p>3.757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.596" calcext:value-type="float">
            <text:p>3.596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.531" calcext:value-type="float">
            <text:p>3.531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435" calcext:value-type="float">
            <text:p>3.435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403" calcext:value-type="float">
            <text:p>3.403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274" calcext:value-type="float">
            <text:p>3.274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145" calcext:value-type="float">
            <text:p>3.145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016" calcext:value-type="float">
            <text:p>3.016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543" calcext:value-type="float">
            <text:p>0.543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64" calcext:value-type="float">
            <text:p>0.564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585" calcext:value-type="float">
            <text:p>0.585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28" calcext:value-type="float">
            <text:p>0.52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514" calcext:value-type="float">
            <text:p>0.51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486" calcext:value-type="float">
            <text:p>0.48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.388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.34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.23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869" calcext:value-type="float">
            <text:p>0.869</text:p>
          </table:table-cell>
          <table:table-cell office:value-type="float" office:value="8.64" calcext:value-type="float">
            <text:p>8.6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902" calcext:value-type="float">
            <text:p>0.902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935" calcext:value-type="float">
            <text:p>0.935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56" calcext:value-type="float">
            <text:p>0.956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12" calcext:value-type="float">
            <text:p>0.912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777" calcext:value-type="float">
            <text:p>0.777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  <table:table-cell office:value-type="float" office:value="33.6" calcext:value-type="float">
            <text:p>33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.64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41.6" calcext:value-type="float">
            <text:p>41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09" calcext:value-type="float">
            <text:p>0.509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.374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087" calcext:value-type="float">
            <text:p>1.087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128" calcext:value-type="float">
            <text:p>1.128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169" calcext:value-type="float">
            <text:p>1.169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251" calcext:value-type="float">
            <text:p>1.25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195" calcext:value-type="float">
            <text:p>1.19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139" calcext:value-type="float">
            <text:p>1.13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56" calcext:value-type="float">
            <text:p>1.05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028" calcext:value-type="float">
            <text:p>1.02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72" calcext:value-type="float">
            <text:p>0.97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16" calcext:value-type="float">
            <text:p>0.91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804" calcext:value-type="float">
            <text:p>0.80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76" calcext:value-type="float">
            <text:p>0.776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92" calcext:value-type="float">
            <text:p>0.692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36" calcext:value-type="float">
            <text:p>0.636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496" calcext:value-type="float">
            <text:p>0.496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468" calcext:value-type="float">
            <text:p>0.468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63" calcext:value-type="float">
            <text:p>1.63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692" calcext:value-type="float">
            <text:p>1.692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754" calcext:value-type="float">
            <text:p>1.754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876" calcext:value-type="float">
            <text:p>1.87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793" calcext:value-type="float">
            <text:p>1.79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709" calcext:value-type="float">
            <text:p>1.70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583" calcext:value-type="float">
            <text:p>1.58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542" calcext:value-type="float">
            <text:p>1.54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458" calcext:value-type="float">
            <text:p>1.45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206" calcext:value-type="float">
            <text:p>1.20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164" calcext:value-type="float">
            <text:p>1.16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038" calcext:value-type="float">
            <text:p>1.03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954" calcext:value-type="float">
            <text:p>0.95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744" calcext:value-type="float">
            <text:p>0.744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.533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.173" calcext:value-type="float">
            <text:p>2.173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256" calcext:value-type="float">
            <text:p>2.256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338" calcext:value-type="float">
            <text:p>2.338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501" calcext:value-type="float">
            <text:p>2.50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279" calcext:value-type="float">
            <text:p>2.27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111" calcext:value-type="float">
            <text:p>2.11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055" calcext:value-type="float">
            <text:p>2.05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943" calcext:value-type="float">
            <text:p>1.94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832" calcext:value-type="float">
            <text:p>1.832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608" calcext:value-type="float">
            <text:p>1.6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552" calcext:value-type="float">
            <text:p>1.552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383" calcext:value-type="float">
            <text:p>1.383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271" calcext:value-type="float">
            <text:p>1.271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.159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991" calcext:value-type="float">
            <text:p>0.991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935" calcext:value-type="float">
            <text:p>0.935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711" calcext:value-type="float">
            <text:p>0.711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.263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.716" calcext:value-type="float">
            <text:p>2.71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82" calcext:value-type="float">
            <text:p>2.82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923" calcext:value-type="float">
            <text:p>2.92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126" calcext:value-type="float">
            <text:p>3.12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988" calcext:value-type="float">
            <text:p>2.988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849" calcext:value-type="float">
            <text:p>2.84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.63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569" calcext:value-type="float">
            <text:p>2.569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429" calcext:value-type="float">
            <text:p>2.429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289" calcext:value-type="float">
            <text:p>2.28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009" calcext:value-type="float">
            <text:p>2.009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939" calcext:value-type="float">
            <text:p>1.939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729" calcext:value-type="float">
            <text:p>1.729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589" calcext:value-type="float">
            <text:p>1.589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449" calcext:value-type="float">
            <text:p>1.449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.23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169" calcext:value-type="float">
            <text:p>1.169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329" calcext:value-type="float">
            <text:p>0.329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.26" calcext:value-type="float">
            <text:p>3.26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.384" calcext:value-type="float">
            <text:p>3.384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3.507" calcext:value-type="float">
            <text:p>3.507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752" calcext:value-type="float">
            <text:p>3.75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585" calcext:value-type="float">
            <text:p>3.58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418" calcext:value-type="float">
            <text:p>3.41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167" calcext:value-type="float">
            <text:p>3.167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083" calcext:value-type="float">
            <text:p>3.08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15" calcext:value-type="float">
            <text:p>2.915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747" calcext:value-type="float">
            <text:p>2.747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411" calcext:value-type="float">
            <text:p>2.41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327" calcext:value-type="float">
            <text:p>2.327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075" calcext:value-type="float">
            <text:p>2.07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907" calcext:value-type="float">
            <text:p>1.907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739" calcext:value-type="float">
            <text:p>1.739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487" calcext:value-type="float">
            <text:p>1.487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403" calcext:value-type="float">
            <text:p>1.403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067" calcext:value-type="float">
            <text:p>1.067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office:value-type="float" office:value="294" calcext:value-type="float">
            <text:p>294</text:p>
          </table:table-cell>
        </table:table-row>
      </table:table>
      <table:named-expressions/>
      <table:database-ranges>
        <table:database-range table:name="__Anonymous_Sheet_DB__0" table:target-range-address="Sheet4.A1:Sheet4.F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0:41:32.201479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3:47:46.194610028</meta:creation-date>
    <meta:generator>LibreOffice/6.4.7.2$Linux_X86_64 LibreOffice_project/40$Build-2</meta:generator>
    <dc:date>2022-08-01T10:45:37.370447407</dc:date>
    <meta:editing-duration>PT6H29M16S</meta:editing-duration>
    <meta:editing-cycles>4</meta:editing-cycles>
    <meta:document-statistic meta:table-count="1" meta:cell-count="2526" meta:object-count="0"/>
  </office:meta>
</office:document-meta>
</file>